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, Helvetica, Arial, sans-serif"/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5341" officeooo:paragraph-rsid="001b5341"/>
    </style:style>
    <style:style style:name="P2" style:family="paragraph" style:parent-style-name="Standard">
      <style:text-properties fo:font-variant="normal" fo:text-transform="none" fo:color="#333e48" style:font-name="Lato" fo:font-size="13.5pt" fo:letter-spacing="normal" fo:font-style="normal" fo:font-weight="normal" officeooo:rsid="001b5341" officeooo:paragraph-rsid="001b5341"/>
    </style:style>
    <style:style style:name="P3" style:family="paragraph" style:parent-style-name="Text_20_body" style:list-style-name="L1"/>
    <style:style style:name="P4" style:family="paragraph" style:parent-style-name="Text_20_body">
      <style:text-properties fo:font-variant="normal" fo:text-transform="none" fo:color="#333e48" style:font-name="Lato" fo:font-size="13.5pt" fo:letter-spacing="normal" fo:font-style="normal" fo:font-weight="normal" officeooo:rsid="001b5341" officeooo:paragraph-rsid="001b534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able configuration for system ready iot</text:p>
      <text:p text:style-name="P1"/>
      <text:p text:style-name="P2">This section tells you how to enable the following configuration options required for SystemReady IR - IoT certification requirements:</text:p>
      <text:p text:style-name="P4">UEFI support with U-Boot</text:p>
      <text:list xml:id="list481393676" text:style-name="L1">
        <text:list-item>
          <text:p text:style-name="P3">Device Firmware Update to enable UpdateCapsule support</text:p>
        </text:list-item>
        <text:list-item>
          <text:p text:style-name="P3">UEFI support with U-Boot</text:p>
        </text:list-item>
      </text:list>
      <text:p text:style-name="Text_20_body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, Helvetica, Arial, sans-serif"/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2T10:28:13.282437683</meta:creation-date>
    <dc:date>2021-08-02T10:29:25.525551494</dc:date>
    <meta:editing-duration>PT1M13S</meta:editing-duration>
    <meta:editing-cycles>1</meta:editing-cycles>
    <meta:document-statistic meta:table-count="0" meta:image-count="0" meta:object-count="0" meta:page-count="1" meta:paragraph-count="5" meta:word-count="42" meta:character-count="279" meta:non-whitespace-character-count="244"/>
    <meta:generator>LibreOffice/6.4.7.2$Linux_X86_64 LibreOffice_project/40$Build-2</meta:generator>
  </office:meta>
</office:document-meta>
</file>